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a xlink:href="https://team-1610454567431.atlassian.net/jira/software/c/projects/PROJ/boards/1/roadmap" office:target-frame-name="_top" xlink:show="replace"><text:span text:style-name="Hyperlink">https://team-1610454567431.atlassian.net/jira/software/c/projects/PROJ/boards/1/roadmap</text:span></text:a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 m</meta:initial-creator>
    <dc:creator>K m</dc:creator>
    <meta:creation-date>2021-02-12T17:06:00Z</meta:creation-date>
    <dc:date>2021-02-12T17:07:00Z</dc:date>
    <meta:template xlink:href="Normal" xlink:type="simple"/>
    <meta:editing-cycles>1</meta:editing-cycles>
    <meta:editing-duration>PT60S</meta:editing-duration>
    <meta:document-statistic meta:page-count="1" meta:paragraph-count="1" meta:word-count="28" meta:character-count="192" meta:row-count="1" meta:non-whitespace-character-count="165"/>
  </office:meta>
</office:document-meta>
</file>